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69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@</text:span>Recupero i punti della Fase 4 dal piano e dal codice attuale MDB/FSM, così ti spiego l’implementazione concreta e non una versione astratta.</text:p>
      <text:p text:style-name="Standard"/>
      <text:p text:style-name="Standard">Searched for regex `Fase 4|fase 4|vend|CASHL|credito|decrement` (`**/docs/a_MDB_CASHLESS_IMPORT_PLAN.md`), 50 results</text:p>
      <text:p text:style-name="Standard"/>
      <text:p text:style-name="Standard">Searched for regex `CARD_CREDIT|VCD|vend|payment|CASHL|SESSION_SOURCE_CARD` (`**/main/{fsm.c,fsm.h,tasks.c}`), 80 results</text:p>
      <text:p text:style-name="Standard"/>
      <text:p text:style-name="Standard">Searched for regex `VEND_APPROVED|VEND_DENIED|prepare_vend_request|session_complete|revalue|approved_price_cents` (`**/components/mdb/**`), 80 results</text:p>
      <text:p text:style-name="Standard"/>
      <text:p text:style-name="Standard">Ho già i riferimenti chiave: ora apro solo i blocchi che governano credito VCD, publish payment e stato vend MDB, così posso spiegarti esattamente dove entra la Fase 4 e cosa deve fare.</text:p>
      <text:p text:style-name="Standard"/>
      <text:p text:style-name="Standard">Read [](file:///home/mauro/1P/MicroHard/test_wave/main/tasks.c#1290-1290), lines 1290 to 1350</text:p>
      <text:p text:style-name="Standard"/>
      <text:p text:style-name="Standard">Read [](file:///home/mauro/1P/MicroHard/test_wave/main/tasks.c#2749-2749), lines 2749 to 2865</text:p>
      <text:p text:style-name="Standard"/>
      <text:p text:style-name="Standard">Read [](file:///home/mauro/1P/MicroHard/test_wave/components/mdb/mdb_cashless.c#170-170), lines 170 to 320</text:p>
      <text:p text:style-name="Standard"/>
      <text:p text:style-name="Standard">Read [](file:///home/mauro/1P/MicroHard/test_wave/main/fsm.h#230-230), lines 230 to 275</text:p>
      <text:p text:style-name="Standard"/>
      <text:p text:style-name="Standard">Mi manca solo il tratto FSM dove il CARD_CREDIT diventa sessione VCD e dove parte il pagamento a fine avvio programma; poi ti descrivo la Fase 4 come sequenza concreta di stati, eventi e failure path.</text:p>
      <text:p text:style-name="Standard"/>
      <text:p text:style-name="Standard">Searched for regex `FSM_INPUT_EVENT_CARD_CREDIT|vcd_used|running_price_units|PROGRAM_SELECTED|ACTION_ID_PAYMENT_ACCEPTED` (`**/main/fsm.c`), 42 results</text:p>
      <text:p text:style-name="Standard"/>
      <text:p text:style-name="Standard">Read [](file:///home/mauro/1P/MicroHard/test_wave/main/fsm.c#1-1), lines 1 to 260</text:p>
      <text:p text:style-name="Standard"/>
      <text:p text:style-name="Standard">Read [](file:///home/mauro/1P/MicroHard/test_wave/main/fsm.c#260-260), lines 260 to 620</text:p>
      <text:p text:style-name="Standard"/>
      <text:p text:style-name="Standard">Ho trovato il punto esatto: oggi la FSM scala subito il VCD quando parte il programma. La Fase 4 serve a spostare quella decisione sotto conferma MDB, senza rompere il flusso HTTP già esistente.</text:p>
      <text:p text:style-name="Standard"/>
      <text:p text:style-name="Standard">Read [](file:///home/mauro/1P/MicroHard/test_wave/main/fsm.c#780-780), lines 780 to 880</text:p>
      <text:p text:style-name="Standard"/>
      <text:p text:style-name="Standard">Read [](file:///home/mauro/1P/MicroHard/test_wave/components/mdb/mdb.c#240-240), lines 240 to 340</text:p>
      <text:p text:style-name="Standard"/>
      <text:p text:style-name="Standard">Read [](file:///home/mauro/1P/MicroHard/test_wave/components/mdb/include/mdb_cashless.h)</text:p>
      <text:p text:style-name="Standard"/>
      <text:p text:style-name="Standard">La Fase 4 serve a fare un salto di qualità preciso: passare da un credito NFC solo “visualizzato nella FSM” a un addebito reale, confermato dal lettore MDB, quando l’utente avvia un programma.</text:p>
      <text:p text:style-name="Standard"/>
      <text:p text:style-name="Standard">Oggi il flusso è questo:</text:p>
      <text:p text:style-name="Standard">- il cashless riceve BEGIN_SESSION e pubblica il credito verso la FSM tramite il bridge introdotto in mdb.c e tasks.c</text:p>
      <text:p text:style-name="Standard">- la FSM trasforma quel valore in VCD con la sessione bloccata card in fsm.c</text:p>
      <text:p text:style-name="Standard"><text:soft-page-break/>- quando l’utente seleziona un programma, la FSM scala subito il credito locale con fsm_try_charge_program_cycle in fsm.c e fsm.c</text:p>
      <text:p text:style-name="Standard">- più avanti il task HTTP invia il pagamento, e per session_source = CARD usa già CASHL in tasks.c</text:p>
      <text:p text:style-name="Standard"/>
      <text:p text:style-name="Standard">Questo però è ancora “ottimistico”: il terminale locale scala il credito prima che il lettore MDB risponda con VEND_APPROVED o VEND_DENIED. Se il lettore nega l’operazione, oppure il saldo sul supporto NFC non coincide con quello locale, il firmware rischia di avviare un programma con stato economico incoerente.</text:p>
      <text:p text:style-name="Standard"/>
      <text:p text:style-name="Standard">**Cosa cambia in Fase 4**</text:p>
      <text:p text:style-name="Standard">La Fase 4 introduce un protocollo a due step:</text:p>
      <text:p text:style-name="Standard"/>
      <text:p text:style-name="Standard">1. L’utente seleziona il programma.</text:p>
      <text:p text:style-name="Standard">2. Il firmware non scala subito il VCD nella FSM.</text:p>
      <text:p text:style-name="Standard">3. Il layer MDB prepara e invia un VEND_REQUEST usando l’importo del programma.</text:p>
      <text:p text:style-name="Standard">4. Il lettore cashless risponde con VEND_APPROVED o VEND_DENIED.</text:p>
      <text:p text:style-name="Standard">5. Solo se arriva VEND_APPROVED:</text:p>
      <text:p text:style-name="Standard"><text:s text:c="3"/>- il credito locale viene decrementato</text:p>
      <text:p text:style-name="Standard"><text:s text:c="3"/>- il programma parte davvero</text:p>
      <text:p text:style-name="Standard"><text:s text:c="3"/>- la transazione può essere inoltrata a HTTP come CASHL</text:p>
      <text:p text:style-name="Standard">6. Se arriva VEND_DENIED:</text:p>
      <text:p text:style-name="Standard"><text:s text:c="3"/>- il programma non parte</text:p>
      <text:p text:style-name="Standard"><text:s text:c="3"/>- il credito FSM resta invariato</text:p>
      <text:p text:style-name="Standard"><text:s text:c="3"/>- non si pubblica nessun pagamento cloud</text:p>
      <text:p text:style-name="Standard">7. A fine ciclo si chiude correttamente la sessione MDB con il comando di completamento.</text:p>
      <text:p text:style-name="Standard"/>
      <text:p text:style-name="Standard">**Perché è necessaria**</text:p>
      <text:p text:style-name="Standard">Il punto chiave è allineare tre verità che oggi sono ancora separate:</text:p>
      <text:p text:style-name="Standard">- il saldo reale sul supporto NFC</text:p>
      <text:p text:style-name="Standard">- il credito VCD che la FSM usa per decidere se può partire un programma</text:p>
      <text:p text:style-name="Standard">- la rendicontazione economica inviata al cloud</text:p>
      <text:p text:style-name="Standard"/>
      <text:p text:style-name="Standard">Finché la FSM scala da sola in fsm.c, il lettore MDB è solo una sorgente di credito iniziale. Con la Fase 4, invece, il lettore diventa l’autorità sull’addebito.</text:p>
      <text:p text:style-name="Standard"/>
      <text:p text:style-name="Standard">**Come la implementerei concretamente**</text:p>
      <text:p text:style-name="Standard">La scomporrei in quattro blocchi.</text:p>
      <text:p text:style-name="Standard"/>
      <text:p text:style-name="Standard">**1. Richiesta vend nel layer MDB**</text:p>
      <text:p text:style-name="Standard">Il layer cashless ha già quasi tutto:</text:p>
      <text:p text:style-name="Standard">- stato sessione e stato vend in mdb_cashless.h</text:p>
      <text:p text:style-name="Standard">- parser di VEND_APPROVED e VEND_DENIED in mdb_cashless.c e mdb_cashless.c</text:p>
      <text:p text:style-name="Standard">- buffer del prezzo richiesto e approvato in mdb_cashless.h e mdb_cashless.h</text:p>
      <text:p text:style-name="Standard">- helper per preparare la richiesta vend in mdb_cashless.h</text:p>
      <text:p text:style-name="Standard"/>
      <text:p text:style-name="Standard">Quello che manca è il bridge runtime per dire:</text:p>
      <text:p text:style-name="Standard">- c’è un vend da chiedere</text:p>
      <text:p text:style-name="Standard">- è arrivata una risposta approvata o negata</text:p>
      <text:p text:style-name="Standard">- il device attivo è questo</text:p>
      <text:p text:style-name="Standard">- il prezzo approvato è questo</text:p>
      <text:p text:style-name="Standard"/>
      <text:p text:style-name="Standard"><text:soft-page-break/>In pratica, la stessa logica usata per il credito pending andrebbe replicata anche per il vend result.</text:p>
      <text:p text:style-name="Standard"/>
      <text:p text:style-name="Standard">**2. Sospendere l’addebito immediato nella FSM**</text:p>
      <text:p text:style-name="Standard">Il punto delicato è fsm.c. Oggi, quando arriva PROGRAM_SELECTED:</text:p>
      <text:p text:style-name="Standard">- salva i valori precedenti</text:p>
      <text:p text:style-name="Standard">- controlla il credito</text:p>
      <text:p text:style-name="Standard">- chiama direttamente fsm_try_charge_program_cycle</text:p>
      <text:p text:style-name="Standard">- poi passa a RUNNING</text:p>
      <text:p text:style-name="Standard"/>
      <text:p text:style-name="Standard">In Fase 4 questo blocco non deve più fare l’addebito immediato per le sessioni CARD. Deve fare due rami:</text:p>
      <text:p text:style-name="Standard"/>
      <text:p text:style-name="Standard">- sessioni non CARD:</text:p>
      <text:p text:style-name="Standard"><text:s text:c="2"/>- comportamento attuale invariato</text:p>
      <text:p text:style-name="Standard">- sessioni CARD:</text:p>
      <text:p text:style-name="Standard"><text:s text:c="2"/>- memorizza il programma richiesto e il prezzo</text:p>
      <text:p text:style-name="Standard"><text:s text:c="2"/>- entra in uno stato pending autorizzazione</text:p>
      <text:p text:style-name="Standard"><text:s text:c="2"/>- non scala ancora e non avvia ancora il programma</text:p>
      <text:p text:style-name="Standard"/>
      <text:p text:style-name="Standard">Qui ci sono due opzioni sane:</text:p>
      <text:p text:style-name="Standard">- aggiungere un nuovo stato FSM, per esempio un CREDIT_AUTH_PENDING</text:p>
      <text:p text:style-name="Standard">- oppure restare in CREDIT e usare un flag pending nel contesto</text:p>
      <text:p text:style-name="Standard"/>
      <text:p text:style-name="Standard">Io preferisco il nuovo stato, perché evita che altri input concorrenti entrino mentre aspetti la risposta MDB.</text:p>
      <text:p text:style-name="Standard"/>
      <text:p text:style-name="Standard">**3. Quando arriva VEND_APPROVED**</text:p>
      <text:p text:style-name="Standard">Quando il layer MDB riceve VEND_APPROVED in mdb_cashless.c, deve pubblicare verso il runtime un evento tipo:</text:p>
      <text:p text:style-name="Standard">- device index</text:p>
      <text:p text:style-name="Standard">- approved price</text:p>
      <text:p text:style-name="Standard">- esito approvato</text:p>
      <text:p text:style-name="Standard"/>
      <text:p text:style-name="Standard">A quel punto il task bridge o la FSM:</text:p>
      <text:p text:style-name="Standard">- verifica che ci sia davvero una richiesta pendente</text:p>
      <text:p text:style-name="Standard">- scala il credito locale solo lì</text:p>
      <text:p text:style-name="Standard">- usa preferibilmente l’importo approvato dal lettore, non solo quello richiesto</text:p>
      <text:p text:style-name="Standard">- avvia il programma</text:p>
      <text:p text:style-name="Standard">- mantiene la session_source = CARD, così il task HTTP continuerà già a produrre CASHL in tasks.c</text:p>
      <text:p text:style-name="Standard"/>
      <text:p text:style-name="Standard">Questo è il vero cuore della Fase 4: il credito locale viene aggiornato dopo la conferma MDB, non prima.</text:p>
      <text:p text:style-name="Standard"/>
      <text:p text:style-name="Standard">**4. Chiusura protocollo MDB**</text:p>
      <text:p text:style-name="Standard">Dopo l’autorizzazione non basta partire. Bisogna anche rispettare il protocollo cashless fino in fondo.</text:p>
      <text:p text:style-name="Standard">Il piano minimo corretto è:</text:p>
      <text:p text:style-name="Standard">- VEND_REQUEST quando l’utente chiede il programma</text:p>
      <text:p text:style-name="Standard">- attesa APPROVED o DENIED</text:p>
      <text:p text:style-name="Standard">- se APPROVED e il ciclo viene effettivamente eseguito, invio del completamento sessione</text:p>
      <text:p text:style-name="Standard">- se il ciclo fallisce o viene abortito prima dell’avvio, eventuale failure/abort coerente col protocollo</text:p>
      <text:p text:style-name="Standard"><text:soft-page-break/>- END_SESSION e reset stato sessione dove necessario</text:p>
      <text:p text:style-name="Standard"/>
      <text:p text:style-name="Standard">L’helper di chiusura esiste già in mdb_cashless.h. Va solo integrato nel punto giusto del runtime.</text:p>
      <text:p text:style-name="Standard"/>
      <text:p text:style-name="Standard">**Dove toccherei il codice**</text:p>
      <text:p text:style-name="Standard">I file davvero coinvolti sarebbero questi:</text:p>
      <text:p text:style-name="Standard"/>
      <text:p text:style-name="Standard">- mdb_cashless.c</text:p>
      <text:p text:style-name="Standard">Qui si aggiungono gli eventi pending per vend approved/denied e si consolida lo stato di sessione.</text:p>
      <text:p text:style-name="Standard"/>
      <text:p text:style-name="Standard">- mdb.c</text:p>
      <text:p text:style-name="Standard">Qui si aggiunge il dispatcher runtime del vend, come oggi già esiste per il credito in mdb.c.</text:p>
      <text:p text:style-name="Standard"/>
      <text:p text:style-name="Standard">- fsm.c</text:p>
      <text:p text:style-name="Standard">Qui si ferma l’addebito ottimistico per le sessioni CARD e si introduce la logica pending autorizzazione.</text:p>
      <text:p text:style-name="Standard"/>
      <text:p text:style-name="Standard">- fsm.h</text:p>
      <text:p text:style-name="Standard">Qui probabilmente va esteso il contesto con campi tipo:</text:p>
      <text:p text:style-name="Standard">richiesta programma pendente, prezzo richiesto, device cashless attivo, stato autorizzazione.</text:p>
      <text:p text:style-name="Standard"/>
      <text:p text:style-name="Standard">- tasks.c</text:p>
      <text:p text:style-name="Standard">Qui si decide se il bridge MDB parla direttamente con la FSM o passa da un task intermedio. Il task HTTP invece è già quasi pronto, perché la mappatura CARD -&gt; CASHL esiste già.</text:p>
      <text:p text:style-name="Standard"/>
      <text:p text:style-name="Standard">**Cosa non farei**</text:p>
      <text:p text:style-name="Standard">Non farei due cose che sembrano comode ma sono sbagliate:</text:p>
      <text:p text:style-name="Standard">- non farei partire il programma su sola presenza di VCD locale</text:p>
      <text:p text:style-name="Standard">- non pubblicherei il pagamento HTTP prima della conferma MDB</text:p>
      <text:p text:style-name="Standard"/>
      <text:p text:style-name="Standard">Se lo facciamo, torniamo al problema attuale: il lettore NFC smette di essere la fonte autorevole dell’addebito.</text:p>
      <text:p text:style-name="Standard"/>
      <text:p text:style-name="Standard">**Sequenza finale desiderata**</text:p>
      <text:p text:style-name="Standard">La versione finale della Fase 4, lato runtime, dovrebbe essere questa:</text:p>
      <text:p text:style-name="Standard"/>
      <text:p text:style-name="Standard">1. carta/token NFC presenta credito</text:p>
      <text:p text:style-name="Standard">2. BEGIN_SESSION aggiorna il credito disponibile</text:p>
      <text:p text:style-name="Standard">3. la FSM mostra VCD disponibile</text:p>
      <text:p text:style-name="Standard">4. utente seleziona programma</text:p>
      <text:p text:style-name="Standard">5. il firmware invia VEND_REQUEST al lettore</text:p>
      <text:p text:style-name="Standard">6. se VEND_DENIED:</text:p>
      <text:p text:style-name="Standard"><text:s text:c="3"/>- messaggio utente</text:p>
      <text:p text:style-name="Standard"><text:s text:c="3"/>- nessun addebito</text:p>
      <text:p text:style-name="Standard"><text:s text:c="3"/>- nessun avvio</text:p>
      <text:p text:style-name="Standard">7. se VEND_APPROVED:</text:p>
      <text:p text:style-name="Standard"><text:s text:c="3"/>- decremento locale coerente</text:p>
      <text:p text:style-name="Standard"><text:s text:c="3"/>- avvio programma</text:p>
      <text:p text:style-name="Standard"><text:s text:c="3"/>- invio PAYMENT_EVENT verso HTTP</text:p>
      <text:p text:style-name="Standard"><text:s text:c="3"/>- http_services registra CASHL</text:p>
      <text:p text:style-name="Standard">8. a fine ciclo:</text:p>
      <text:p text:style-name="Standard"><text:s text:c="3"/>- chiusura sessione cashless coerente</text:p>
      <text:p text:style-name="Standard"><text:soft-page-break/></text:p>
      <text:p text:style-name="Standard">In sintesi, la Fase 4 non è “aggiungere un altro comando MDB”. È spostare il punto di verità economica dal solo stato FSM alla conferma del lettore cashless.</text:p>
      <text:p text:style-name="Standard"/>
      <text:p text:style-name="Standard">Se vuoi, nel prossimo messaggio posso trasformare questa spiegazione in una mini specifica operativa, molto concreta, con:</text:p>
      <text:p text:style-name="Standard">1. nuovi campi da aggiungere al contesto FSM</text:p>
      <text:p text:style-name="Standard">2. nuovi eventi/callback MDB</text:p>
      <text:p text:style-name="Standard">3. ordine esatto delle chiamate tra FSM, tasks e md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15:50:31.915355539</meta:creation-date>
    <dc:date>2026-04-14T15:55:20.536975523</dc:date>
    <meta:editing-duration>PT4M49S</meta:editing-duration>
    <meta:editing-cycles>1</meta:editing-cycles>
    <meta:document-statistic meta:table-count="0" meta:image-count="0" meta:object-count="0" meta:page-count="5" meta:paragraph-count="138" meta:word-count="1310" meta:character-count="8804" meta:non-whitespace-character-count="7582"/>
    <meta:generator>LibreOffice/25.8.5.2$Linux_X86_64 LibreOffice_project/580$Build-2</meta:generator>
  </office:meta>
</office:document-meta>
</file>